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3.945cm" fo:margin-left="0cm" table:align="left"/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4.551cm"/>
    </style:style>
    <style:style style:name="Tabla1.C" style:family="table-column">
      <style:table-column-properties style:column-width="4.022cm"/>
    </style:style>
    <style:style style:name="Tabla1.D" style:family="table-column">
      <style:table-column-properties style:column-width="10.769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245cm" fo:margin-left="3.9cm" table:align="left"/>
    </style:style>
    <style:style style:name="Tabla2.A" style:family="table-column">
      <style:table-column-properties style:column-width="6.747cm"/>
    </style:style>
    <style:style style:name="Tabla2.B" style:family="table-column">
      <style:table-column-properties style:column-width="2.748cm"/>
    </style:style>
    <style:style style:name="Tabla2.C" style:family="table-column">
      <style:table-column-properties style:column-width="6.75cm"/>
    </style:style>
    <style:style style:name="Tabla2.A1" style:family="table-cell">
      <style:table-cell-properties fo:padding="0cm" fo:border="none"/>
    </style:style>
    <style:style style:name="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f291e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f291e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1831ff" fo:background-color="transparent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2a30b4" fo:background-color="transparent" style:font-weight-asian="bold" style:font-weight-complex="bold"/>
    </style:style>
    <style:style style:name="P11" style:family="paragraph" style:parent-style-name="Table_20_Contents">
      <style:text-properties officeooo:paragraph-rsid="0019277e"/>
    </style:style>
    <style:style style:name="P12" style:family="paragraph" style:parent-style-name="Table_20_Contents">
      <style:text-properties officeooo:paragraph-rsid="001831ff"/>
    </style:style>
    <style:style style:name="P13" style:family="paragraph" style:parent-style-name="Table_20_Contents">
      <style:text-properties officeooo:paragraph-rsid="002a30b4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3176d9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officeooo:rsid="001bd1bb"/>
    </style:style>
    <style:style style:name="T2" style:family="text">
      <style:text-properties officeooo:rsid="0014dba4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loop ...</text:text-input></text:p>
      <text:p text:style-name="Standard"/>
      <text:p text:style-name="P17"><text:text-input text:description="&lt;get_label(o, 'name')&gt;">Label for name</text:text-input>: <text:text-input text:description="&lt;o.name&gt;">Name</text:text-input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<text:text-input text:description="&lt;get_label(o.personnel_action_ids, 'type_id')&gt;">label for type_id</text:text-input></text:p>
          </table:table-cell>
          <table:table-cell table:style-name="Tabla1.A1" office:value-type="string">
            <text:p text:style-name="P9"><text:text-input text:description="&lt;get_label(o.personnel_action_ids, 'date')&gt;">label for date</text:text-input></text:p>
          </table:table-cell>
          <table:table-cell table:style-name="Tabla1.A1" office:value-type="string">
            <text:p text:style-name="P9"><text:text-input text:description="&lt;get_label(o.personnel_action_ids, 'title')&gt;">label for title</text:text-input></text:p>
          </table:table-cell>
          <table:table-cell table:style-name="Tabla1.D1" office:value-type="string">
            <text:p text:style-name="P9"><text:text-input text:description="&lt;get_label(o.personnel_action_ids, 'description')&gt;">label for description</text:text-input></text:p>
          </table:table-cell>
        </table:table-row>
        <table:table-row>
          <table:table-cell table:style-name="Tabla1.A2" table:number-columns-spanned="4" office:value-type="string">
            <text:p text:style-name="P11"><text:text-input text:description="&lt;for each=&quot;obj in o.personnel_action_ids&quot;&gt;">start loop</text:text-input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3"><text:text-input text:description="&lt;obj.type_id.type&gt;">Type</text:text-input></text:p>
          </table:table-cell>
          <table:table-cell table:style-name="Tabla1.B3" office:value-type="string">
            <text:p text:style-name="Table_20_Contents"><text:text-input text:description="&lt;obj.date&gt;">Date</text:text-input></text:p>
          </table:table-cell>
          <table:table-cell table:style-name="Tabla1.C3" office:value-type="string">
            <text:p text:style-name="Table_20_Contents"><text:text-input text:description="&lt;obj.title&gt;">Title</text:text-input></text:p>
          </table:table-cell>
          <table:table-cell table:style-name="Tabla1.D3" office:value-type="string">
            <text:p text:style-name="P12"><text:text-input text:description="&lt;obj.description&gt;">Description</text:text-input></text:p>
          </table:table-cell>
        </table:table-row>
        <table:table-row>
          <table:table-cell table:style-name="Tabla1.A4" table:number-columns-spanned="4" office:value-type="string">
            <text:p text:style-name="P11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4">_______________________________</text:p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5">_______________________________</text:p>
          </table:table-cell>
        </table:table-row>
        <table:table-row>
          <table:table-cell table:style-name="Tabla2.A1" office:value-type="string">
            <text:p text:style-name="P16"><text:text-input text:description="&lt;if test=&quot;hasattr(o, 'parent_id') and o.parent_id&quot;&gt;">if ...</text:text-input> <text:text-input text:description="&lt;o.parent_id.name&gt;">Parent_id Name</text:text-input> <text:text-input text:description="&lt;/if&gt;">/if</text:text-input>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<text:text-input text:description="&lt;o.name&gt;">Name</text:text-input></text:p>
          </table:table-cell>
        </table:table-row>
        <table:table-row>
          <table:table-cell table:style-name="Tabla2.A1" office:value-type="string">
            <text:p text:style-name="P14"><text:text-input text:description="&lt;if test=&quot;hasattr(o.parent_id, 'job_id') and o.parent_id.job_id&quot;&gt;">if ...</text:text-input> <text:text-input text:description="&lt;o.parent_id.job_id.name&gt;">Parent_id Job_id Name</text:text-input> <text:text-input text:description="&lt;/if&gt;">/if</text:text-input></text:p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><text:text-input text:description="&lt;if test=&quot;hasattr(o, 'job_id') and o.job_id&quot;&gt;">if ...</text:text-input> <text:text-input text:description="&lt;o.job_id.name&gt;">Job_id Name</text:text-input> <text:text-input text:description="&lt;/if&gt;">/if</text:text-input></text:p>
          </table:table-cell>
        </table:table-row>
      </table:table>
      <text:p text:style-name="P18"/>
      <text:p text:style-name="P19"/>
      <text:p text:style-name="P18"><text:text-input text:description="&lt;/for&gt;">/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M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M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f291e" style:font-size-asian="16pt" style:font-style-asian="italic" style:font-weight-asian="bold" style:font-size-complex="16pt" style:font-style-complex="italic" style:font-weight-complex="bold"/>
    </style:style>
    <style:style style:name="MP6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f291e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bd1bb"/>
    </style:style>
    <style:style style:name="MT2" style:family="text">
      <style:text-properties officeooo:rsid="0014dba4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17.988cm" svg:y="-0.781cm" svg:width="6.916cm" svg:height="2.701cm" draw:z-index="1"><draw:text-box><text:p text:style-name="MP2"/></draw:text-box></draw:frame><text:text-input text:description="&lt;user.company_id&gt;">Company Name</text:text-input></text:p>
        <text:p text:style-name="MP3"><text:text-input text:description="&lt;if test=&quot;hasattr(user.company_id, 'street') and user.company_id.street&quot;&gt;">if ...</text:text-input></text:p>
        <text:p text:style-name="MP3"><text:text-input text:description="&lt;user.company_id.street&gt;">STREET</text:text-input></text:p>
        <text:p text:style-name="MP4"><text:text-input text:description="&lt;/if&gt;">/if</text:text-input></text:p>
        <text:p text:style-name="MP3"><text:text-input text:description="&lt;if test=&quot;hasattr(user.company_id, 'street2') and user.company_id.street2&quot;&gt;">if ...</text:text-input></text:p>
        <text:p text:style-name="MP3"><text:text-input text:description="&lt;user.company_id.street2&gt;">STREET2</text:text-input></text:p>
        <text:p text:style-name="MP4"><text:text-input text:description="&lt;/if&gt;">/if</text:text-input></text:p>
        <text:p text:style-name="MP5"><text:text-input text:description="&lt;gettext('Personnel Actions Report')&gt;">Personnel Actions Report</text:text-input></text:p>
        <text:p text:style-name="MP6"><text:span text:style-name="MT1"><text:text-input text:description="&lt;gettext('Date')&gt;">Date</text:text-input></text:span><text:span text:style-name="MT1">: </text:span><text:date style:data-style-name="N76" text:date-value="2013-09-30T11:48:37" text:fixed="true">30 de septiembre de 2013</text:date></text:p>
        <text:p text:style-name="MP7"/>
      </style:header>
      <style:footer>
        <text:p text:style-name="MP8"><text:page-number text:select-page="current">2</text:page-number> <text:text-input text:description="&lt;gettext('of')&gt;">of</text:text-input><text:span text:style-name="MT2"> </text:span><text:span text:style-name="MT2"><text:page-count>2</text:page-count></text:span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3-09-30T09:39:52</meta:creation-date>
    <dc:date>2013-10-01T12:47:57</dc:date>
    <dc:creator>Glen Sojo</dc:creator>
    <meta:editing-duration>PT11M35S</meta:editing-duration>
    <meta:editing-cycles>42</meta:editing-cycles>
    <meta:generator>LibreOffice/4.0.2.2$Linux_X86_64 LibreOffice_project/400m0$Build-2</meta:generator>
    <meta:document-statistic meta:table-count="2" meta:image-count="0" meta:object-count="0" meta:page-count="2" meta:paragraph-count="29" meta:word-count="68" meta:character-count="391" meta:non-whitespace-character-count="351"/>
  </office:meta>
</office:document-meta>
</file>